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2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4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11" table:style-name="ce46">
            <text:p>142,411</text:p>
          </table:table-cell>
          <table:table-cell office:value-type="float" office:value="9006580" table:style-name="ce46">
            <text:p>9,006,580</text:p>
          </table:table-cell>
          <table:table-cell office:value-type="float" office:value="23375314" table:style-name="ce46">
            <text:p>23,375,314</text:p>
          </table:table-cell>
          <table:table-cell office:value-type="float" office:value="11578696" table:style-name="ce46">
            <text:p>11,578,696</text:p>
          </table:table-cell>
          <table:table-cell office:value-type="float" office:value="11796618" table:style-name="ce46">
            <text:p>11,796,618</text:p>
          </table:table-cell>
          <table:table-cell office:value-type="float" office:value="98.15" table:style-name="ce47">
            <text:p>98.15</text:p>
          </table:table-cell>
          <table:table-cell office:value-type="float" office:value="645.78" table:style-name="ce47">
            <text:p>645.78</text:p>
          </table:table-cell>
          <table:table-cell office:value-type="float" office:value="2.6" table:style-name="ce48">
            <text:p>2.6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5" table:style-name="ce51">
            <text:p>142,425</text:p>
          </table:table-cell>
          <table:table-cell office:value-type="float" office:value="9006260" table:style-name="ce51">
            <text:p>9,006,260</text:p>
          </table:table-cell>
          <table:table-cell office:value-type="float" office:value="23394787" table:style-name="ce51">
            <text:p>23,394,787</text:p>
          </table:table-cell>
          <table:table-cell office:value-type="float" office:value="11588574" table:style-name="ce51">
            <text:p>11,588,574</text:p>
          </table:table-cell>
          <table:table-cell office:value-type="float" office:value="11806213" table:style-name="ce51">
            <text:p>11,806,213</text:p>
          </table:table-cell>
          <table:table-cell office:value-type="float" office:value="98.16" table:style-name="ce52">
            <text:p>98.16</text:p>
          </table:table-cell>
          <table:table-cell office:value-type="float" office:value="646.32000000000005" table:style-name="ce52">
            <text:p>646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12月</text:p>
          </table:table-cell>
          <table:table-cell office:value-type="float" office:value="36197.066899999998" table:style-name="ce56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11" table:style-name="ce51">
            <text:p>142,411</text:p>
          </table:table-cell>
          <table:table-cell office:value-type="float" office:value="9006580" table:style-name="ce51">
            <text:p>9,006,580</text:p>
          </table:table-cell>
          <table:table-cell office:value-type="float" office:value="23375314" table:style-name="ce51">
            <text:p>23,375,314</text:p>
          </table:table-cell>
          <table:table-cell office:value-type="float" office:value="11578696" table:style-name="ce51">
            <text:p>11,578,696</text:p>
          </table:table-cell>
          <table:table-cell office:value-type="float" office:value="11796618" table:style-name="ce51">
            <text:p>11,796,618</text:p>
          </table:table-cell>
          <table:table-cell office:value-type="float" office:value="98.15" table:style-name="ce52">
            <text:p>98.15</text:p>
          </table:table-cell>
          <table:table-cell office:value-type="float" office:value="645.78" table:style-name="ce52">
            <text:p>645.78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7">
            <text:p>111<text:span text:style-name="T5">年</text:span></text:p>
          </table:table-cell>
          <table:table-cell table:style-name="ce56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6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1" table:style-name="ce51">
            <text:p>142,431</text:p>
          </table:table-cell>
          <table:table-cell office:value-type="float" office:value="9005752" table:style-name="ce51">
            <text:p>9,005,752</text:p>
          </table:table-cell>
          <table:table-cell office:value-type="float" office:value="23349666" table:style-name="ce51">
            <text:p>23,349,666</text:p>
          </table:table-cell>
          <table:table-cell office:value-type="float" office:value="11565761" table:style-name="ce51">
            <text:p>11,565,761</text:p>
          </table:table-cell>
          <table:table-cell office:value-type="float" office:value="11783905" table:style-name="ce51">
            <text:p>11,783,905</text:p>
          </table:table-cell>
          <table:table-cell office:value-type="float" office:value="98.15" table:style-name="ce52">
            <text:p>98.15</text:p>
          </table:table-cell>
          <table:table-cell office:value-type="float" office:value="645.07000000000005" table:style-name="ce52">
            <text:p>645.07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0" table:style-name="ce51">
            <text:p>142,430</text:p>
          </table:table-cell>
          <table:table-cell office:value-type="float" office:value="9005454" table:style-name="ce51">
            <text:p>9,005,454</text:p>
          </table:table-cell>
          <table:table-cell office:value-type="float" office:value="23319776" table:style-name="ce51">
            <text:p>23,319,776</text:p>
          </table:table-cell>
          <table:table-cell office:value-type="float" office:value="11550791" table:style-name="ce51">
            <text:p>11,550,791</text:p>
          </table:table-cell>
          <table:table-cell office:value-type="float" office:value="11768985" table:style-name="ce51">
            <text:p>11,768,985</text:p>
          </table:table-cell>
          <table:table-cell office:value-type="float" office:value="98.15" table:style-name="ce52">
            <text:p>98.15</text:p>
          </table:table-cell>
          <table:table-cell office:value-type="float" office:value="644.24" table:style-name="ce52">
            <text:p>644.24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79" table:style-name="ce51">
            <text:p>142,479</text:p>
          </table:table-cell>
          <table:table-cell office:value-type="float" office:value="9004145" table:style-name="ce51">
            <text:p>9,004,145</text:p>
          </table:table-cell>
          <table:table-cell office:value-type="float" office:value="23268991" table:style-name="ce51">
            <text:p>23,268,991</text:p>
          </table:table-cell>
          <table:table-cell office:value-type="float" office:value="11523301" table:style-name="ce51">
            <text:p>11,523,301</text:p>
          </table:table-cell>
          <table:table-cell office:value-type="float" office:value="11745690" table:style-name="ce51">
            <text:p>11,745,690</text:p>
          </table:table-cell>
          <table:table-cell office:value-type="float" office:value="98.11" table:style-name="ce52">
            <text:p>98.11</text:p>
          </table:table-cell>
          <table:table-cell office:value-type="float" office:value="642.84" table:style-name="ce52">
            <text:p>642.84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80" table:style-name="ce51">
            <text:p>142,480</text:p>
          </table:table-cell>
          <table:table-cell office:value-type="float" office:value="9002584" table:style-name="ce51">
            <text:p>9,002,584</text:p>
          </table:table-cell>
          <table:table-cell office:value-type="float" office:value="23215015" table:style-name="ce51">
            <text:p>23,215,015</text:p>
          </table:table-cell>
          <table:table-cell office:value-type="float" office:value="11493738" table:style-name="ce51">
            <text:p>11,493,738</text:p>
          </table:table-cell>
          <table:table-cell office:value-type="float" office:value="11721277" table:style-name="ce51">
            <text:p>11,721,277</text:p>
          </table:table-cell>
          <table:table-cell office:value-type="float" office:value="98.06" table:style-name="ce52">
            <text:p>98.06</text:p>
          </table:table-cell>
          <table:table-cell office:value-type="float" office:value="641.35" table:style-name="ce52">
            <text:p>641.35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8" table:style-name="ce51">
            <text:p>7,748</text:p>
          </table:table-cell>
          <table:table-cell office:value-type="float" office:value="142503" table:style-name="ce51">
            <text:p>142,503</text:p>
          </table:table-cell>
          <table:table-cell office:value-type="float" office:value="9008300" table:style-name="ce51">
            <text:p>9,008,300</text:p>
          </table:table-cell>
          <table:table-cell office:value-type="float" office:value="23196178" table:style-name="ce51">
            <text:p>23,196,178</text:p>
          </table:table-cell>
          <table:table-cell office:value-type="float" office:value="11482441" table:style-name="ce51">
            <text:p>11,482,441</text:p>
          </table:table-cell>
          <table:table-cell office:value-type="float" office:value="11713737" table:style-name="ce51">
            <text:p>11,713,737</text:p>
          </table:table-cell>
          <table:table-cell office:value-type="float" office:value="98.03" table:style-name="ce52">
            <text:p>98.03</text:p>
          </table:table-cell>
          <table:table-cell office:value-type="float" office:value="640.83000000000004" table:style-name="ce52">
            <text:p>640.83</text:p>
          </table:table-cell>
          <table:table-cell office:value-type="float" office:value="2.57" table:style-name="ce53">
            <text:p>2.57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8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0.16750418760469013" table:style-name="ce59">
            <text:p>–0.17</text:p>
          </table:table-cell>
          <table:table-cell office:value-type="float" office:value="-0.30363027067869064" table:style-name="ce59">
            <text:p>–0.30</text:p>
          </table:table-cell>
          <table:table-cell office:value-type="float" office:value="0.52540854662932501" table:style-name="ce59">
            <text:p>0.53</text:p>
          </table:table-cell>
          <table:table-cell office:value-type="float" office:value="-1.2889531372943697" table:style-name="ce59">
            <text:p>–1.29</text:p>
          </table:table-cell>
          <table:table-cell office:value-type="float" office:value="-1.3564470991215374" table:style-name="ce59">
            <text:p>–1.36</text:p>
          </table:table-cell>
          <table:table-cell office:value-type="float" office:value="-1.222702187265521" table:style-name="ce59">
            <text:p>–1.22</text:p>
          </table:table-cell>
          <table:table-cell office:value-type="float" office:value="-0.13243683781580629" table:style-name="ce59">
            <text:p>–0.13</text:p>
          </table:table-cell>
          <table:table-cell office:value-type="float" office:value="-1.2892791127541596" table:style-name="ce59">
            <text:p>–1.29</text:p>
          </table:table-cell>
          <table:table-cell office:value-type="float" office:value="-1.9083969465648956" table:style-name="ce59">
            <text:p>–1.91</text:p>
          </table:table-cell>
          <table:table-cell table:style-name="ce60"/>
          <table:table-cell table:number-columns-repeated="16371" table:style-name="ce27"/>
        </table:table-row>
        <table:table-row table:style-name="ro8">
          <table:table-cell office:value-type="string" table:style-name="ce61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2.5819777949909629E-2" table:style-name="ce62">
            <text:p>0.03</text:p>
          </table:table-cell>
          <table:table-cell office:value-type="float" office:value="1.6142616507580011E-2" table:style-name="ce62">
            <text:p>0.02</text:p>
          </table:table-cell>
          <table:table-cell office:value-type="float" office:value="6.3492881599327478E-2" table:style-name="ce62">
            <text:p>0.06</text:p>
          </table:table-cell>
          <table:table-cell office:value-type="float" office:value="-8.1141450910111407E-2" table:style-name="ce62">
            <text:p>–0.08</text:p>
          </table:table-cell>
          <table:table-cell office:value-type="float" office:value="-9.8288302726232318E-2" table:style-name="ce62">
            <text:p>–0.10</text:p>
          </table:table-cell>
          <table:table-cell office:value-type="float" office:value="-6.4327461930982432E-2" table:style-name="ce62">
            <text:p>–0.06</text:p>
          </table:table-cell>
          <table:table-cell office:value-type="float" office:value="-3.0593514174996058E-2" table:style-name="ce62">
            <text:p>–0.03</text:p>
          </table:table-cell>
          <table:table-cell office:value-type="float" office:value="-8.1078974039133361E-2" table:style-name="ce62">
            <text:p>–0.08</text:p>
          </table:table-cell>
          <table:table-cell office:value-type="float" office:value="-0.38759689922481511" table:style-name="ce62">
            <text:p>–0.39</text:p>
          </table:table-cell>
          <table:table-cell table:style-name="ce60"/>
          <table:table-cell table:number-columns-repeated="16371" table:style-name="ce27"/>
        </table:table-row>
        <table:table-row table:style-name="ro4">
          <table:table-cell office:value-type="string" table:style-name="ce63">
            <text:p>說明：1.表內列有「－」者表示無數字，「0.00」表示未滿百分之0.005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6"/>
          <table:table-cell table:style-name="ce67"/>
          <table:table-cell office:value-type="string" table:style-name="ce68">
            <text:p><text:s text:c="16"/>內政部戶政司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71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3.96年12月，原金門縣烏坵鄉面積因重測修正為1.2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5.98年2月，嘉義縣布袋鎮填海造地致面積增加1.9617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72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496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3"/>
          <table:table-cell office:value-type="string" table:style-name="ce74">
            <text:p>中 華 民 國 111 年 5 月 底</text:p>
          </table:table-cell>
          <table:table-cell table:number-columns-repeated="4" table:style-name="ce73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5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6">
            <text:p>36,197.0669</text:p>
          </table:table-cell>
          <table:table-cell office:value-type="float" office:value="368" table:style-name="ce77">
            <text:p>368</text:p>
          </table:table-cell>
          <table:table-cell office:value-type="float" office:value="7748" table:style-name="ce46">
            <text:p>7,748</text:p>
          </table:table-cell>
          <table:table-cell office:value-type="float" office:value="142503" table:style-name="ce46">
            <text:p>142,503</text:p>
          </table:table-cell>
          <table:table-cell office:value-type="float" office:value="9008300" table:style-name="ce46">
            <text:p>9,008,300</text:p>
          </table:table-cell>
          <table:table-cell office:value-type="float" office:value="23196178" table:style-name="ce46">
            <text:p>23,196,178</text:p>
          </table:table-cell>
          <table:table-cell office:value-type="float" office:value="11482441" table:style-name="ce46">
            <text:p>11,482,441</text:p>
          </table:table-cell>
          <table:table-cell office:value-type="float" office:value="11713737" table:style-name="ce46">
            <text:p>11,713,737</text:p>
          </table:table-cell>
          <table:table-cell office:value-type="float" office:value="98.03" table:style-name="ce47">
            <text:p>98.03</text:p>
          </table:table-cell>
          <table:table-cell office:value-type="float" office:value="640.83000000000004" table:style-name="ce47">
            <text:p>640.83</text:p>
          </table:table-cell>
          <table:table-cell office:value-type="float" office:value="2.57" table:style-name="ce48">
            <text:p>2.57</text:p>
          </table:table-cell>
          <table:table-cell table:style-name="ce60"/>
          <table:table-cell table:style-name="ce78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新北市</text:span></text:p>
          </table:table-cell>
          <table:table-cell office:value-type="float" office:value="2052.5666999999999" table:style-name="ce81">
            <text:p>2,052.5667</text:p>
          </table:table-cell>
          <table:table-cell office:value-type="float" office:value="29" table:style-name="ce82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0" table:style-name="ce46">
            <text:p>22,150</text:p>
          </table:table-cell>
          <table:table-cell office:value-type="float" office:value="1621322" table:style-name="ce46">
            <text:p>1,621,322</text:p>
          </table:table-cell>
          <table:table-cell office:value-type="float" office:value="3972841" table:style-name="ce46">
            <text:p>3,972,841</text:p>
          </table:table-cell>
          <table:table-cell office:value-type="float" office:value="1938646" table:style-name="ce46">
            <text:p>1,938,646</text:p>
          </table:table-cell>
          <table:table-cell office:value-type="float" office:value="2034195" table:style-name="ce46">
            <text:p>2,034,195</text:p>
          </table:table-cell>
          <table:table-cell office:value-type="float" office:value="95.3" table:style-name="ce47">
            <text:p>95.30</text:p>
          </table:table-cell>
          <table:table-cell office:value-type="float" office:value="1935.55" table:style-name="ce47">
            <text:p>1,935.55</text:p>
          </table:table-cell>
          <table:table-cell office:value-type="float" office:value="2.4500000000000002" table:style-name="ce48">
            <text:p>2.45</text:p>
          </table:table-cell>
          <table:table-cell table:style-name="ce60"/>
          <table:table-cell table:style-name="ce83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81">
            <text:p>271.7997</text:p>
          </table:table-cell>
          <table:table-cell office:value-type="float" office:value="12" table:style-name="ce82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0" table:style-name="ce46">
            <text:p>9,570</text:p>
          </table:table-cell>
          <table:table-cell office:value-type="float" office:value="1042426" table:style-name="ce46">
            <text:p>1,042,426</text:p>
          </table:table-cell>
          <table:table-cell office:value-type="float" office:value="2470599" table:style-name="ce46">
            <text:p>2,470,599</text:p>
          </table:table-cell>
          <table:table-cell office:value-type="float" office:value="1175883" table:style-name="ce46">
            <text:p>1,175,883</text:p>
          </table:table-cell>
          <table:table-cell office:value-type="float" office:value="1294716" table:style-name="ce46">
            <text:p>1,294,716</text:p>
          </table:table-cell>
          <table:table-cell office:value-type="float" office:value="90.82" table:style-name="ce47">
            <text:p>90.82</text:p>
          </table:table-cell>
          <table:table-cell office:value-type="float" office:value="9089.7800000000007" table:style-name="ce47">
            <text:p>9,089.78</text:p>
          </table:table-cell>
          <table:table-cell office:value-type="float" office:value="2.37" table:style-name="ce48">
            <text:p>2.37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桃園市</text:span></text:p>
          </table:table-cell>
          <table:table-cell office:value-type="float" office:value="1220.954" table:style-name="ce81">
            <text:p>1,220.9540</text:p>
          </table:table-cell>
          <table:table-cell office:value-type="float" office:value="13" table:style-name="ce82">
            <text:p>13</text:p>
          </table:table-cell>
          <table:table-cell office:value-type="float" office:value="516" table:style-name="ce46">
            <text:p>516</text:p>
          </table:table-cell>
          <table:table-cell office:value-type="float" office:value="11930" table:style-name="ce46">
            <text:p>11,930</text:p>
          </table:table-cell>
          <table:table-cell office:value-type="float" office:value="864917" table:style-name="ce46">
            <text:p>864,917</text:p>
          </table:table-cell>
          <table:table-cell office:value-type="float" office:value="2262765" table:style-name="ce46">
            <text:p>2,262,765</text:p>
          </table:table-cell>
          <table:table-cell office:value-type="float" office:value="1119201" table:style-name="ce46">
            <text:p>1,119,201</text:p>
          </table:table-cell>
          <table:table-cell office:value-type="float" office:value="1143564" table:style-name="ce46">
            <text:p>1,143,564</text:p>
          </table:table-cell>
          <table:table-cell office:value-type="float" office:value="97.87" table:style-name="ce47">
            <text:p>97.87</text:p>
          </table:table-cell>
          <table:table-cell office:value-type="float" office:value="1853.28" table:style-name="ce47">
            <text:p>1,853.28</text:p>
          </table:table-cell>
          <table:table-cell office:value-type="float" office:value="2.62" table:style-name="ce48">
            <text:p>2.62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中市</text:span></text:p>
          </table:table-cell>
          <table:table-cell office:value-type="float" office:value="2214.8968" table:style-name="ce81">
            <text:p>2,214.8968</text:p>
          </table:table-cell>
          <table:table-cell office:value-type="float" office:value="29" table:style-name="ce82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21204" table:style-name="ce46">
            <text:p>1,021,204</text:p>
          </table:table-cell>
          <table:table-cell office:value-type="float" office:value="2799312" table:style-name="ce46">
            <text:p>2,799,312</text:p>
          </table:table-cell>
          <table:table-cell office:value-type="float" office:value="1372698" table:style-name="ce46">
            <text:p>1,372,698</text:p>
          </table:table-cell>
          <table:table-cell office:value-type="float" office:value="1426614" table:style-name="ce46">
            <text:p>1,426,614</text:p>
          </table:table-cell>
          <table:table-cell office:value-type="float" office:value="96.22" table:style-name="ce47">
            <text:p>96.22</text:p>
          </table:table-cell>
          <table:table-cell office:value-type="float" office:value="1263.8599999999999" table:style-name="ce47">
            <text:p>1,263.86</text:p>
          </table:table-cell>
          <table:table-cell office:value-type="float" office:value="2.74" table:style-name="ce48">
            <text:p>2.74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臺南市</text:span></text:p>
          </table:table-cell>
          <table:table-cell office:value-type="float" office:value="2191.6531" table:style-name="ce81">
            <text:p>2,191.6531</text:p>
          </table:table-cell>
          <table:table-cell office:value-type="float" office:value="37" table:style-name="ce82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6" table:style-name="ce46">
            <text:p>9,656</text:p>
          </table:table-cell>
          <table:table-cell office:value-type="float" office:value="710969" table:style-name="ce46">
            <text:p>710,969</text:p>
          </table:table-cell>
          <table:table-cell office:value-type="float" office:value="1851483" table:style-name="ce46">
            <text:p>1,851,483</text:p>
          </table:table-cell>
          <table:table-cell office:value-type="float" office:value="921459" table:style-name="ce46">
            <text:p>921,459</text:p>
          </table:table-cell>
          <table:table-cell office:value-type="float" office:value="930024" table:style-name="ce46">
            <text:p>930,024</text:p>
          </table:table-cell>
          <table:table-cell office:value-type="float" office:value="99.08" table:style-name="ce47">
            <text:p>99.08</text:p>
          </table:table-cell>
          <table:table-cell office:value-type="float" office:value="844.79" table:style-name="ce47">
            <text:p>844.79</text:p>
          </table:table-cell>
          <table:table-cell office:value-type="float" office:value="2.6" table:style-name="ce48">
            <text:p>2.60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高雄市</text:span></text:p>
          </table:table-cell>
          <table:table-cell office:value-type="float" office:value="2951.8524000000002" table:style-name="ce81">
            <text:p>2,951.8524</text:p>
          </table:table-cell>
          <table:table-cell office:value-type="float" office:value="38" table:style-name="ce82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8991" table:style-name="ce46">
            <text:p>1,128,991</text:p>
          </table:table-cell>
          <table:table-cell office:value-type="float" office:value="2724134" table:style-name="ce46">
            <text:p>2,724,134</text:p>
          </table:table-cell>
          <table:table-cell office:value-type="float" office:value="1341766" table:style-name="ce46">
            <text:p>1,341,766</text:p>
          </table:table-cell>
          <table:table-cell office:value-type="float" office:value="1382368" table:style-name="ce46">
            <text:p>1,382,368</text:p>
          </table:table-cell>
          <table:table-cell office:value-type="float" office:value="97.06" table:style-name="ce47">
            <text:p>97.06</text:p>
          </table:table-cell>
          <table:table-cell office:value-type="float" office:value="922.86" table:style-name="ce47">
            <text:p>922.86</text:p>
          </table:table-cell>
          <table:table-cell office:value-type="float" office:value="2.41" table:style-name="ce48">
            <text:p>2.4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灣省</text:span></text:p>
          </table:table-cell>
          <table:table-cell office:value-type="float" office:value="25110.003700000001" table:style-name="ce81">
            <text:p>25,110.0037</text:p>
          </table:table-cell>
          <table:table-cell office:value-type="float" office:value="200" table:style-name="ce82">
            <text:p>200</text:p>
          </table:table-cell>
          <table:table-cell office:value-type="float" office:value="3520" table:style-name="ce46">
            <text:p>3,520</text:p>
          </table:table-cell>
          <table:table-cell office:value-type="float" office:value="58435" table:style-name="ce46">
            <text:p>58,435</text:p>
          </table:table-cell>
          <table:table-cell office:value-type="float" office:value="2572242" table:style-name="ce46">
            <text:p>2,572,242</text:p>
          </table:table-cell>
          <table:table-cell office:value-type="float" office:value="6960939" table:style-name="ce46">
            <text:p>6,960,939</text:p>
          </table:table-cell>
          <table:table-cell office:value-type="float" office:value="3535111" table:style-name="ce46">
            <text:p>3,535,111</text:p>
          </table:table-cell>
          <table:table-cell office:value-type="float" office:value="3425828" table:style-name="ce46">
            <text:p>3,425,828</text:p>
          </table:table-cell>
          <table:table-cell office:value-type="float" office:value="103.19" table:style-name="ce47">
            <text:p>103.19</text:p>
          </table:table-cell>
          <table:table-cell office:value-type="float" office:value="277.22000000000003" table:style-name="ce47">
            <text:p>277.22</text:p>
          </table:table-cell>
          <table:table-cell office:value-type="float" office:value="2.71" table:style-name="ce48">
            <text:p>2.7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宜蘭縣</text:span></text:p>
          </table:table-cell>
          <table:table-cell office:value-type="float" office:value="2143.6251000000002" table:style-name="ce90">
            <text:p>2,143.6251</text:p>
          </table:table-cell>
          <table:table-cell office:value-type="float" office:value="12" table:style-name="ce91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1" table:style-name="ce51">
            <text:p>3,661</text:p>
          </table:table-cell>
          <table:table-cell office:value-type="float" office:value="174596" table:style-name="ce51">
            <text:p>174,596</text:p>
          </table:table-cell>
          <table:table-cell office:value-type="float" office:value="448933" table:style-name="ce51">
            <text:p>448,933</text:p>
          </table:table-cell>
          <table:table-cell office:value-type="float" office:value="225937" table:style-name="ce51">
            <text:p>225,937</text:p>
          </table:table-cell>
          <table:table-cell office:value-type="float" office:value="222996" table:style-name="ce51">
            <text:p>222,996</text:p>
          </table:table-cell>
          <table:table-cell office:value-type="float" office:value="101.32" table:style-name="ce52">
            <text:p>101.32</text:p>
          </table:table-cell>
          <table:table-cell office:value-type="float" office:value="209.43" table:style-name="ce52">
            <text:p>209.43</text:p>
          </table:table-cell>
          <table:table-cell office:value-type="float" office:value="2.57" table:style-name="ce53">
            <text:p>2.57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縣</text:span></text:p>
          </table:table-cell>
          <table:table-cell office:value-type="float" office:value="1427.5369000000001" table:style-name="ce90">
            <text:p>1,427.5369</text:p>
          </table:table-cell>
          <table:table-cell office:value-type="float" office:value="13" table:style-name="ce91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32" table:style-name="ce51">
            <text:p>3,332</text:p>
          </table:table-cell>
          <table:table-cell office:value-type="float" office:value="212048" table:style-name="ce51">
            <text:p>212,048</text:p>
          </table:table-cell>
          <table:table-cell office:value-type="float" office:value="576027" table:style-name="ce51">
            <text:p>576,027</text:p>
          </table:table-cell>
          <table:table-cell office:value-type="float" office:value="293914" table:style-name="ce51">
            <text:p>293,914</text:p>
          </table:table-cell>
          <table:table-cell office:value-type="float" office:value="282113" table:style-name="ce51">
            <text:p>282,113</text:p>
          </table:table-cell>
          <table:table-cell office:value-type="float" office:value="104.18" table:style-name="ce52">
            <text:p>104.18</text:p>
          </table:table-cell>
          <table:table-cell office:value-type="float" office:value="403.51" table:style-name="ce52">
            <text:p>403.51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苗栗縣</text:span></text:p>
          </table:table-cell>
          <table:table-cell office:value-type="float" office:value="1820.3149000000001" table:style-name="ce90">
            <text:p>1,820.3149</text:p>
          </table:table-cell>
          <table:table-cell office:value-type="float" office:value="18" table:style-name="ce91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5" table:style-name="ce51">
            <text:p>4,695</text:p>
          </table:table-cell>
          <table:table-cell office:value-type="float" office:value="195769" table:style-name="ce51">
            <text:p>195,769</text:p>
          </table:table-cell>
          <table:table-cell office:value-type="float" office:value="535414" table:style-name="ce51">
            <text:p>535,414</text:p>
          </table:table-cell>
          <table:table-cell office:value-type="float" office:value="275885" table:style-name="ce51">
            <text:p>275,885</text:p>
          </table:table-cell>
          <table:table-cell office:value-type="float" office:value="259529" table:style-name="ce51">
            <text:p>259,529</text:p>
          </table:table-cell>
          <table:table-cell office:value-type="float" office:value="106.3" table:style-name="ce52">
            <text:p>106.30</text:p>
          </table:table-cell>
          <table:table-cell office:value-type="float" office:value="294.13" table:style-name="ce52">
            <text:p>294.13</text:p>
          </table:table-cell>
          <table:table-cell office:value-type="float" office:value="2.73" table:style-name="ce53">
            <text:p>2.7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彰化縣</text:span></text:p>
          </table:table-cell>
          <table:table-cell office:value-type="float" office:value="1074.396" table:style-name="ce90">
            <text:p>1,074.3960</text:p>
          </table:table-cell>
          <table:table-cell office:value-type="float" office:value="26" table:style-name="ce91">
            <text:p>26</text:p>
          </table:table-cell>
          <table:table-cell office:value-type="float" office:value="591" table:style-name="ce51">
            <text:p>591</text:p>
          </table:table-cell>
          <table:table-cell office:value-type="float" office:value="9211" table:style-name="ce51">
            <text:p>9,211</text:p>
          </table:table-cell>
          <table:table-cell office:value-type="float" office:value="400161" table:style-name="ce51">
            <text:p>400,161</text:p>
          </table:table-cell>
          <table:table-cell office:value-type="float" office:value="1247683" table:style-name="ce51">
            <text:p>1,247,683</text:p>
          </table:table-cell>
          <table:table-cell office:value-type="float" office:value="633111" table:style-name="ce51">
            <text:p>633,111</text:p>
          </table:table-cell>
          <table:table-cell office:value-type="float" office:value="614572" table:style-name="ce51">
            <text:p>614,572</text:p>
          </table:table-cell>
          <table:table-cell office:value-type="float" office:value="103.02" table:style-name="ce52">
            <text:p>103.02</text:p>
          </table:table-cell>
          <table:table-cell office:value-type="float" office:value="1161.29" table:style-name="ce52">
            <text:p>1,161.29</text:p>
          </table:table-cell>
          <table:table-cell office:value-type="float" office:value="3.12" table:style-name="ce53">
            <text:p>3.1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南投縣</text:span></text:p>
          </table:table-cell>
          <table:table-cell office:value-type="float" office:value="4106.4359999999997" table:style-name="ce90">
            <text:p>4,106.4360</text:p>
          </table:table-cell>
          <table:table-cell office:value-type="float" office:value="13" table:style-name="ce91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592" table:style-name="ce51">
            <text:p>179,592</text:p>
          </table:table-cell>
          <table:table-cell office:value-type="float" office:value="481670" table:style-name="ce51">
            <text:p>481,670</text:p>
          </table:table-cell>
          <table:table-cell office:value-type="float" office:value="245879" table:style-name="ce51">
            <text:p>245,879</text:p>
          </table:table-cell>
          <table:table-cell office:value-type="float" office:value="235791" table:style-name="ce51">
            <text:p>235,791</text:p>
          </table:table-cell>
          <table:table-cell office:value-type="float" office:value="104.28" table:style-name="ce52">
            <text:p>104.28</text:p>
          </table:table-cell>
          <table:table-cell office:value-type="float" office:value="117.3" table:style-name="ce52">
            <text:p>117.30</text:p>
          </table:table-cell>
          <table:table-cell office:value-type="float" office:value="2.68" table:style-name="ce53">
            <text:p>2.6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雲林縣</text:span></text:p>
          </table:table-cell>
          <table:table-cell office:value-type="float" office:value="1290.8326" table:style-name="ce90">
            <text:p>1,290.8326</text:p>
          </table:table-cell>
          <table:table-cell office:value-type="float" office:value="20" table:style-name="ce91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84" table:style-name="ce51">
            <text:p>6,484</text:p>
          </table:table-cell>
          <table:table-cell office:value-type="float" office:value="244770" table:style-name="ce51">
            <text:p>244,770</text:p>
          </table:table-cell>
          <table:table-cell office:value-type="float" office:value="666425" table:style-name="ce51">
            <text:p>666,425</text:p>
          </table:table-cell>
          <table:table-cell office:value-type="float" office:value="344212" table:style-name="ce51">
            <text:p>344,212</text:p>
          </table:table-cell>
          <table:table-cell office:value-type="float" office:value="322213" table:style-name="ce51">
            <text:p>322,213</text:p>
          </table:table-cell>
          <table:table-cell office:value-type="float" office:value="106.83" table:style-name="ce52">
            <text:p>106.83</text:p>
          </table:table-cell>
          <table:table-cell office:value-type="float" office:value="516.28" table:style-name="ce52">
            <text:p>516.28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縣</text:span></text:p>
          </table:table-cell>
          <table:table-cell office:value-type="float" office:value="1903.6367" table:style-name="ce90">
            <text:p>1,903.6367</text:p>
          </table:table-cell>
          <table:table-cell office:value-type="float" office:value="18" table:style-name="ce91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6" table:style-name="ce51">
            <text:p>5,366</text:p>
          </table:table-cell>
          <table:table-cell office:value-type="float" office:value="185068" table:style-name="ce51">
            <text:p>185,068</text:p>
          </table:table-cell>
          <table:table-cell office:value-type="float" office:value="490423" table:style-name="ce51">
            <text:p>490,423</text:p>
          </table:table-cell>
          <table:table-cell office:value-type="float" office:value="254266" table:style-name="ce51">
            <text:p>254,266</text:p>
          </table:table-cell>
          <table:table-cell office:value-type="float" office:value="236157" table:style-name="ce51">
            <text:p>236,157</text:p>
          </table:table-cell>
          <table:table-cell office:value-type="float" office:value="107.67" table:style-name="ce52">
            <text:p>107.67</text:p>
          </table:table-cell>
          <table:table-cell office:value-type="float" office:value="257.62" table:style-name="ce52">
            <text:p>257.62</text:p>
          </table:table-cell>
          <table:table-cell office:value-type="float" office:value="2.65" table:style-name="ce53">
            <text:p>2.65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屏東縣</text:span></text:p>
          </table:table-cell>
          <table:table-cell office:value-type="float" office:value="2775.6003000000001" table:style-name="ce90">
            <text:p>2,775.6003</text:p>
          </table:table-cell>
          <table:table-cell office:value-type="float" office:value="33" table:style-name="ce91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2" table:style-name="ce51">
            <text:p>7,102</text:p>
          </table:table-cell>
          <table:table-cell office:value-type="float" office:value="293845" table:style-name="ce51">
            <text:p>293,845</text:p>
          </table:table-cell>
          <table:table-cell office:value-type="float" office:value="801201" table:style-name="ce51">
            <text:p>801,201</text:p>
          </table:table-cell>
          <table:table-cell office:value-type="float" office:value="407706" table:style-name="ce51">
            <text:p>407,706</text:p>
          </table:table-cell>
          <table:table-cell office:value-type="float" office:value="393495" table:style-name="ce51">
            <text:p>393,495</text:p>
          </table:table-cell>
          <table:table-cell office:value-type="float" office:value="103.61" table:style-name="ce52">
            <text:p>103.61</text:p>
          </table:table-cell>
          <table:table-cell office:value-type="float" office:value="288.66000000000003" table:style-name="ce52">
            <text:p>288.66</text:p>
          </table:table-cell>
          <table:table-cell office:value-type="float" office:value="2.73" table:style-name="ce53">
            <text:p>2.7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臺東縣</text:span></text:p>
          </table:table-cell>
          <table:table-cell office:value-type="float" office:value="3515.2525999999998" table:style-name="ce90">
            <text:p>3,515.2526</text:p>
          </table:table-cell>
          <table:table-cell office:value-type="float" office:value="16" table:style-name="ce91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8" table:style-name="ce51">
            <text:p>2,378</text:p>
          </table:table-cell>
          <table:table-cell office:value-type="float" office:value="84048" table:style-name="ce51">
            <text:p>84,048</text:p>
          </table:table-cell>
          <table:table-cell office:value-type="float" office:value="212924" table:style-name="ce51">
            <text:p>212,924</text:p>
          </table:table-cell>
          <table:table-cell office:value-type="float" office:value="109096" table:style-name="ce51">
            <text:p>109,096</text:p>
          </table:table-cell>
          <table:table-cell office:value-type="float" office:value="103828" table:style-name="ce51">
            <text:p>103,828</text:p>
          </table:table-cell>
          <table:table-cell office:value-type="float" office:value="105.07" table:style-name="ce52">
            <text:p>105.07</text:p>
          </table:table-cell>
          <table:table-cell office:value-type="float" office:value="60.57" table:style-name="ce52">
            <text:p>60.57</text:p>
          </table:table-cell>
          <table:table-cell office:value-type="float" office:value="2.5299999999999998" table:style-name="ce53">
            <text:p>2.5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花蓮縣</text:span></text:p>
          </table:table-cell>
          <table:table-cell office:value-type="float" office:value="4628.5713999999998" table:style-name="ce90">
            <text:p>4,628.5714</text:p>
          </table:table-cell>
          <table:table-cell office:value-type="float" office:value="13" table:style-name="ce91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5" table:style-name="ce51">
            <text:p>3,625</text:p>
          </table:table-cell>
          <table:table-cell office:value-type="float" office:value="127837" table:style-name="ce51">
            <text:p>127,837</text:p>
          </table:table-cell>
          <table:table-cell office:value-type="float" office:value="319351" table:style-name="ce51">
            <text:p>319,351</text:p>
          </table:table-cell>
          <table:table-cell office:value-type="float" office:value="161305" table:style-name="ce51">
            <text:p>161,305</text:p>
          </table:table-cell>
          <table:table-cell office:value-type="float" office:value="158046" table:style-name="ce51">
            <text:p>158,046</text:p>
          </table:table-cell>
          <table:table-cell office:value-type="float" office:value="102.06" table:style-name="ce52">
            <text:p>102.06</text:p>
          </table:table-cell>
          <table:table-cell office:value-type="float" office:value="69" table:style-name="ce52">
            <text:p>69.00</text:p>
          </table:table-cell>
          <table:table-cell office:value-type="float" office:value="2.5" table:style-name="ce53">
            <text:p>2.5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澎湖縣</text:span></text:p>
          </table:table-cell>
          <table:table-cell office:value-type="float" office:value="126.86409999999999" table:style-name="ce90">
            <text:p>126.8641</text:p>
          </table:table-cell>
          <table:table-cell office:value-type="float" office:value="6" table:style-name="ce91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9" table:style-name="ce51">
            <text:p>1,399</text:p>
          </table:table-cell>
          <table:table-cell office:value-type="float" office:value="42367" table:style-name="ce51">
            <text:p>42,367</text:p>
          </table:table-cell>
          <table:table-cell office:value-type="float" office:value="106238" table:style-name="ce51">
            <text:p>106,238</text:p>
          </table:table-cell>
          <table:table-cell office:value-type="float" office:value="54588" table:style-name="ce51">
            <text:p>54,588</text:p>
          </table:table-cell>
          <table:table-cell office:value-type="float" office:value="51650" table:style-name="ce51">
            <text:p>51,650</text:p>
          </table:table-cell>
          <table:table-cell office:value-type="float" office:value="105.69" table:style-name="ce52">
            <text:p>105.69</text:p>
          </table:table-cell>
          <table:table-cell office:value-type="float" office:value="837.42" table:style-name="ce52">
            <text:p>837.42</text:p>
          </table:table-cell>
          <table:table-cell office:value-type="float" office:value="2.5099999999999998" table:style-name="ce53">
            <text:p>2.5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基隆市</text:span></text:p>
          </table:table-cell>
          <table:table-cell office:value-type="float" office:value="132.75890000000001" table:style-name="ce90">
            <text:p>132.7589</text:p>
          </table:table-cell>
          <table:table-cell office:value-type="float" office:value="7" table:style-name="ce91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7" table:style-name="ce51">
            <text:p>3,327</text:p>
          </table:table-cell>
          <table:table-cell office:value-type="float" office:value="156068" table:style-name="ce51">
            <text:p>156,068</text:p>
          </table:table-cell>
          <table:table-cell office:value-type="float" office:value="361320" table:style-name="ce51">
            <text:p>361,320</text:p>
          </table:table-cell>
          <table:table-cell office:value-type="float" office:value="180096" table:style-name="ce51">
            <text:p>180,096</text:p>
          </table:table-cell>
          <table:table-cell office:value-type="float" office:value="181224" table:style-name="ce51">
            <text:p>181,224</text:p>
          </table:table-cell>
          <table:table-cell office:value-type="float" office:value="99.38" table:style-name="ce52">
            <text:p>99.38</text:p>
          </table:table-cell>
          <table:table-cell office:value-type="float" office:value="2721.63" table:style-name="ce52">
            <text:p>2,721.63</text:p>
          </table:table-cell>
          <table:table-cell office:value-type="float" office:value="2.3199999999999998" table:style-name="ce53">
            <text:p>2.3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市</text:span></text:p>
          </table:table-cell>
          <table:table-cell office:value-type="float" office:value="104.15260000000001" table:style-name="ce90">
            <text:p>104.1526</text:p>
          </table:table-cell>
          <table:table-cell office:value-type="float" office:value="3" table:style-name="ce91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0" table:style-name="ce51">
            <text:p>2,170</text:p>
          </table:table-cell>
          <table:table-cell office:value-type="float" office:value="174297" table:style-name="ce51">
            <text:p>174,297</text:p>
          </table:table-cell>
          <table:table-cell office:value-type="float" office:value="450347" table:style-name="ce51">
            <text:p>450,347</text:p>
          </table:table-cell>
          <table:table-cell office:value-type="float" office:value="222335" table:style-name="ce51">
            <text:p>222,335</text:p>
          </table:table-cell>
          <table:table-cell office:value-type="float" office:value="228012" table:style-name="ce51">
            <text:p>228,012</text:p>
          </table:table-cell>
          <table:table-cell office:value-type="float" office:value="97.51" table:style-name="ce52">
            <text:p>97.51</text:p>
          </table:table-cell>
          <table:table-cell office:value-type="float" office:value="4323.92" table:style-name="ce52">
            <text:p>4,323.92</text:p>
          </table:table-cell>
          <table:table-cell office:value-type="float" office:value="2.58" table:style-name="ce53">
            <text:p>2.5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市</text:span></text:p>
          </table:table-cell>
          <table:table-cell office:value-type="float" office:value="60.025599999999997" table:style-name="ce90">
            <text:p>60.0256</text:p>
          </table:table-cell>
          <table:table-cell office:value-type="float" office:value="2" table:style-name="ce91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1776" table:style-name="ce51">
            <text:p>101,776</text:p>
          </table:table-cell>
          <table:table-cell office:value-type="float" office:value="262983" table:style-name="ce51">
            <text:p>262,983</text:p>
          </table:table-cell>
          <table:table-cell office:value-type="float" office:value="126781" table:style-name="ce51">
            <text:p>126,781</text:p>
          </table:table-cell>
          <table:table-cell office:value-type="float" office:value="136202" table:style-name="ce51">
            <text:p>136,202</text:p>
          </table:table-cell>
          <table:table-cell office:value-type="float" office:value="93.08" table:style-name="ce52">
            <text:p>93.08</text:p>
          </table:table-cell>
          <table:table-cell office:value-type="float" office:value="4381.18" table:style-name="ce52">
            <text:p>4,381.18</text:p>
          </table:table-cell>
          <table:table-cell office:value-type="float" office:value="2.58" table:style-name="ce53">
            <text:p>2.58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福建省</text:span></text:p>
          </table:table-cell>
          <table:table-cell office:value-type="float" office:value="180.45600000000002" table:style-name="ce90">
            <text:p>180.4560</text:p>
          </table:table-cell>
          <table:table-cell office:value-type="float" office:value="10" table:style-name="ce82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6229" table:style-name="ce46">
            <text:p>46,229</text:p>
          </table:table-cell>
          <table:table-cell office:value-type="float" office:value="154105" table:style-name="ce46">
            <text:p>154,105</text:p>
          </table:table-cell>
          <table:table-cell office:value-type="float" office:value="77677" table:style-name="ce46">
            <text:p>77,677</text:p>
          </table:table-cell>
          <table:table-cell office:value-type="float" office:value="76428" table:style-name="ce46">
            <text:p>76,428</text:p>
          </table:table-cell>
          <table:table-cell office:value-type="float" office:value="101.63" table:style-name="ce47">
            <text:p>101.63</text:p>
          </table:table-cell>
          <table:table-cell office:value-type="float" office:value="853.98" table:style-name="ce47">
            <text:p>853.98</text:p>
          </table:table-cell>
          <table:table-cell office:value-type="float" office:value="3.33" table:style-name="ce48">
            <text:p>3.3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金門縣</text:span></text:p>
          </table:table-cell>
          <table:table-cell office:value-type="float" office:value="151.65600000000001" table:style-name="ce90">
            <text:p>151.6560</text:p>
          </table:table-cell>
          <table:table-cell office:value-type="float" office:value="6" table:style-name="ce91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641" table:style-name="ce51">
            <text:p>42,641</text:p>
          </table:table-cell>
          <table:table-cell office:value-type="float" office:value="140323" table:style-name="ce51">
            <text:p>140,323</text:p>
          </table:table-cell>
          <table:table-cell office:value-type="float" office:value="69687" table:style-name="ce51">
            <text:p>69,687</text:p>
          </table:table-cell>
          <table:table-cell office:value-type="float" office:value="70636" table:style-name="ce51">
            <text:p>70,636</text:p>
          </table:table-cell>
          <table:table-cell office:value-type="float" office:value="98.66" table:style-name="ce52">
            <text:p>98.66</text:p>
          </table:table-cell>
          <table:table-cell office:value-type="float" office:value="925.27" table:style-name="ce52">
            <text:p>925.27</text:p>
          </table:table-cell>
          <table:table-cell office:value-type="float" office:value="3.29" table:style-name="ce53">
            <text:p>3.29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連江縣</text:span></text:p>
          </table:table-cell>
          <table:table-cell office:value-type="float" office:value="28.8" table:style-name="ce90">
            <text:p>28.8000</text:p>
          </table:table-cell>
          <table:table-cell office:value-type="float" office:value="4" table:style-name="ce91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588" table:style-name="ce51">
            <text:p>3,588</text:p>
          </table:table-cell>
          <table:table-cell office:value-type="float" office:value="13782" table:style-name="ce51">
            <text:p>13,782</text:p>
          </table:table-cell>
          <table:table-cell office:value-type="float" office:value="7990" table:style-name="ce51">
            <text:p>7,990</text:p>
          </table:table-cell>
          <table:table-cell office:value-type="float" office:value="5792" table:style-name="ce51">
            <text:p>5,792</text:p>
          </table:table-cell>
          <table:table-cell office:value-type="float" office:value="137.94999999999999" table:style-name="ce52">
            <text:p>137.95</text:p>
          </table:table-cell>
          <table:table-cell office:value-type="float" office:value="478.54" table:style-name="ce52">
            <text:p>478.54</text:p>
          </table:table-cell>
          <table:table-cell office:value-type="float" office:value="3.84" table:style-name="ce53">
            <text:p>3.84</text:p>
          </table:table-cell>
          <table:table-cell table:style-name="ce60"/>
          <table:table-cell table:style-name="ce57"/>
          <table:table-cell table:style-name="ce84"/>
          <table:table-cell table:style-name="ce92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90">
            <text:p>2.3800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style-name="ce60"/>
          <table:table-cell table:style-name="ce57"/>
          <table:table-cell table:style-name="ce84"/>
          <table:table-cell table:style-name="ce9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6">
            <text:p>0.5045</text:p>
          </table:table-cell>
          <table:table-cell office:value-type="string" table:style-name="ce97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8"/>
          <table:table-cell table:style-name="ce99"/>
          <table:table-cell table:style-name="ce100"/>
          <table:table-cell table:number-columns-repeated="6" table:style-name="ce101"/>
          <table:table-cell table:number-columns-repeated="3" table:style-name="ce102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說明：1.本表村里數及鄰數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office:value-type="string" table:style-name="ce68">
            <text:p><text:s text:c="16"/>內政部戶政司編製</text:p>
          </table:table-cell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2.96年12月起，我國土地面積增列東沙群島東沙島(2.38平方公里)及南沙群島太平島(0.4896平方公里)，由高雄市代管；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 <text:s text:c="2"/>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6">
          <table:table-cell office:value-type="string" table:style-name="ce72">
            <text:p>　　　3.104年12月南沙太平島交通基礎整建工程竣工，增加面積0.0149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105/上網各月速報公式(5月).xls'#說明" table:style-name="ta3">
        <table:table-source xlink:href="file:///C:/Users/moi1849/Desktop/123/3/1.月報/06速(月)報套印/111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60" table:style-name="ta3">
        <table:table-source xlink:href="file:///C:/Users/moi1849/Desktop/123/3/1.月報/06速(月)報套印/111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70" table:style-name="ta3">
        <table:table-source xlink:href="file:///C:/Users/moi1849/Desktop/123/3/1.月報/06速(月)報套印/111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B0" table:style-name="ta3">
        <table:table-source xlink:href="file:///C:/Users/moi1849/Desktop/123/3/1.月報/06速(月)報套印/111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月別" table:style-name="ta3">
        <table:table-source xlink:href="file:///C:/Users/moi1849/Desktop/123/3/1.月報/06速(月)報套印/11105/上網各月速報公式(5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縣市別" table:style-name="ta3">
        <table:table-source xlink:href="file:///C:/Users/moi1849/Desktop/123/3/1.月報/06速(月)報套印/111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齡結構" table:style-name="ta3">
        <table:table-source xlink:href="file:///C:/Users/moi1849/Desktop/123/3/1.月報/06速(月)報套印/111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資料分析" table:style-name="ta3">
        <table:table-source xlink:href="file:///C:/Users/moi1849/Desktop/123/3/1.月報/06速(月)報套印/111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分析(草稿)" table:style-name="ta3">
        <table:table-source xlink:href="file:///C:/Users/moi1849/Desktop/123/3/1.月報/06速(月)報套印/111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年月別" table:style-name="ta3">
        <table:table-source xlink:href="file:///C:/Users/moi1849/Desktop/123/3/1.月報/06速(月)報套印/111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縣市別" table:style-name="ta3">
        <table:table-source xlink:href="file:///C:/Users/moi1849/Desktop/123/3/1.月報/06速(月)報套印/111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4-單一年齡" table:style-name="ta3">
        <table:table-source xlink:href="file:///C:/Users/moi1849/Desktop/123/3/1.月報/06速(月)報套印/111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5-年齡結構" table:style-name="ta3">
        <table:table-source xlink:href="file:///C:/Users/moi1849/Desktop/123/3/1.月報/06速(月)報套印/111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6-人口增加&amp;生死結離" table:style-name="ta3">
        <table:table-source xlink:href="file:///C:/Users/moi1849/Desktop/123/3/1.月報/06速(月)報套印/111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年月別" table:style-name="ta3">
        <table:table-source xlink:href="file:///C:/Users/moi1849/Desktop/123/3/1.月報/06速(月)報套印/111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縣市別" table:style-name="ta3">
        <table:table-source xlink:href="file:///C:/Users/moi1849/Desktop/123/3/1.月報/06速(月)報套印/111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年月別" table:style-name="ta3">
        <table:table-source xlink:href="file:///C:/Users/moi1849/Desktop/123/3/1.月報/06速(月)報套印/111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縣市別" table:style-name="ta3">
        <table:table-source xlink:href="file:///C:/Users/moi1849/Desktop/123/3/1.月報/06速(月)報套印/111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1-遷徙" table:style-name="ta3">
        <table:table-source xlink:href="file:///C:/Users/moi1849/Desktop/123/3/1.月報/06速(月)報套印/111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6:58:28Z</meta:creation-date>
    <dc:date>2022-06-02T06:59:10Z</dc:date>
  </office:meta>
</office:document-meta>
</file>